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Average Precision <text:s/>(AP) @[ IoU=0.50:0.95 | area= <text:s text:c="2"/>all | maxDets=100 ] = 0.108</text:p>
      <text:p text:style-name="Standard"><text:s/>Average Precision <text:s/>(AP) @[ IoU=0.50 <text:s text:c="5"/>| area= <text:s text:c="2"/>all | maxDets=100 ] = 0.165</text:p>
      <text:p text:style-name="Standard"><text:s/>Average Precision <text:s/>(AP) @[ IoU=0.75 <text:s text:c="5"/>| area= <text:s text:c="2"/>all | maxDets=100 ] = 0.122</text:p>
      <text:p text:style-name="Standard"><text:s/>Average Precision <text:s/>(AP) @[ IoU=0.50:0.95 | area= small | maxDets=100 ] = -1.000</text:p>
      <text:p text:style-name="Standard"><text:s/>Average Precision <text:s/>(AP) @[ IoU=0.50:0.95 | area=medium | maxDets=100 ] = 0.044</text:p>
      <text:p text:style-name="Standard"><text:s/>Average Precision <text:s/>(AP) @[ IoU=0.50:0.95 | area= large | maxDets=100 ] = 0.108</text:p>
      <text:p text:style-name="Standard"><text:s/>Average Recall <text:s text:c="4"/>(AR) @[ IoU=0.50:0.95 | area= <text:s text:c="2"/>all | maxDets= <text:s/>1 ] = 0.254</text:p>
      <text:p text:style-name="Standard"><text:s/>Average Recall <text:s text:c="4"/>(AR) @[ IoU=0.50:0.95 | area= <text:s text:c="2"/>all | maxDets= 10 ] = 0.326</text:p>
      <text:p text:style-name="Standard"><text:s/>Average Recall <text:s text:c="4"/>(AR) @[ IoU=0.50:0.95 | area= <text:s text:c="2"/>all | maxDets=100 ] = 0.330</text:p>
      <text:p text:style-name="Standard"><text:s/>Average Recall <text:s text:c="4"/>(AR) @[ IoU=0.50:0.95 | area= small | maxDets=100 ] = -1.000</text:p>
      <text:p text:style-name="Standard"><text:s/>Average Recall <text:s text:c="4"/>(AR) @[ IoU=0.50:0.95 | area=medium | maxDets=100 ] = 0.047</text:p>
      <text:p text:style-name="Standard"><text:s/>Average Recall <text:s text:c="4"/>(AR) @[ IoU=0.50:0.95 | area= large | maxDets=100 ] = 0.335</text:p>
      <text:p text:style-name="Standard">INFO:tensorflow:Eval metrics at step 13000</text:p>
      <text:p text:style-name="Standard">I0715 01:55:15.701781 140390420383552 model_lib_v2.py:1007] Eval metrics at step 13000</text:p>
      <text:p text:style-name="Standard">INFO:tensorflow:<text:tab/>+ DetectionBoxes_Precision/mAP: 0.107898</text:p>
      <text:p text:style-name="Standard">I0715 01:55:15.718327 140390420383552 model_lib_v2.py:1010] <text:tab/>+ DetectionBoxes_Precision/mAP: 0.107898</text:p>
      <text:p text:style-name="Standard">INFO:tensorflow:<text:tab/>+ DetectionBoxes_Precision/mAP@.50IOU: 0.165193</text:p>
      <text:p text:style-name="Standard">I0715 01:55:15.719703 140390420383552 model_lib_v2.py:1010] <text:tab/>+ DetectionBoxes_Precision/mAP@.50IOU: 0.165193</text:p>
      <text:p text:style-name="Standard">INFO:tensorflow:<text:tab/>+ DetectionBoxes_Precision/mAP@.75IOU: 0.121602</text:p>
      <text:p text:style-name="Standard">I0715 01:55:15.720395 140390420383552 model_lib_v2.py:1010] <text:tab/>+ DetectionBoxes_Precision/mAP@.75IOU: 0.121602</text:p>
      <text:p text:style-name="Standard">INFO:tensorflow:<text:tab/>+ DetectionBoxes_Precision/mAP (small): -1.000000</text:p>
      <text:p text:style-name="Standard">I0715 01:55:15.721022 140390420383552 model_lib_v2.py:1010] <text:tab/>+ DetectionBoxes_Precision/mAP (small): -1.000000</text:p>
      <text:p text:style-name="Standard">INFO:tensorflow:<text:tab/>+ DetectionBoxes_Precision/mAP (medium): 0.044013</text:p>
      <text:p text:style-name="Standard">I0715 01:55:15.721634 140390420383552 model_lib_v2.py:1010] <text:tab/>+ DetectionBoxes_Precision/mAP (medium): 0.044013</text:p>
      <text:p text:style-name="Standard">INFO:tensorflow:<text:tab/>+ DetectionBoxes_Precision/mAP (large): 0.108495</text:p>
      <text:p text:style-name="Standard">I0715 01:55:15.722251 140390420383552 model_lib_v2.py:1010] <text:tab/>+ DetectionBoxes_Precision/mAP (large): 0.108495</text:p>
      <text:p text:style-name="Standard">INFO:tensorflow:<text:tab/>+ DetectionBoxes_Recall/AR@1: 0.254025</text:p>
      <text:p text:style-name="Standard">I0715 01:55:15.722861 140390420383552 model_lib_v2.py:1010] <text:tab/>+ DetectionBoxes_Recall/AR@1: 0.254025</text:p>
      <text:p text:style-name="Standard">INFO:tensorflow:<text:tab/>+ DetectionBoxes_Recall/AR@10: 0.326482</text:p>
      <text:p text:style-name="Standard">I0715 01:55:15.723471 140390420383552 model_lib_v2.py:1010] <text:tab/>+ DetectionBoxes_Recall/AR@10: 0.326482</text:p>
      <text:p text:style-name="Standard">INFO:tensorflow:<text:tab/>+ DetectionBoxes_Recall/AR@100: 0.329851</text:p>
      <text:p text:style-name="Standard">I0715 01:55:15.724102 140390420383552 model_lib_v2.py:1010] <text:tab/>+ DetectionBoxes_Recall/AR@100: 0.329851</text:p>
      <text:p text:style-name="Standard">INFO:tensorflow:<text:tab/>+ DetectionBoxes_Recall/AR@100 (small): -1.000000</text:p>
      <text:p text:style-name="Standard">I0715 01:55:15.724699 140390420383552 model_lib_v2.py:1010] <text:tab/>+ DetectionBoxes_Recall/AR@100 (small): -1.000000</text:p>
      <text:p text:style-name="Standard">INFO:tensorflow:<text:tab/>+ DetectionBoxes_Recall/AR@100 (medium): 0.047333</text:p>
      <text:p text:style-name="Standard">I0715 01:55:15.725310 140390420383552 model_lib_v2.py:1010] <text:tab/>+ DetectionBoxes_Recall/AR@100 (medium): 0.047333</text:p>
      <text:p text:style-name="Standard">INFO:tensorflow:<text:tab/>+ DetectionBoxes_Recall/AR@100 (large): 0.335357</text:p>
      <text:p text:style-name="Standard">I0715 01:55:15.725984 140390420383552 model_lib_v2.py:1010] <text:tab/>+ DetectionBoxes_Recall/AR@100 (large): 0.335357</text:p>
      <text:p text:style-name="Standard">INFO:tensorflow:<text:tab/>+ Loss/localization_loss: 0.327051</text:p>
      <text:p text:style-name="Standard"><text:soft-page-break/>I0715 01:55:15.726558 140390420383552 model_lib_v2.py:1010] <text:tab/>+ Loss/localization_loss: 0.327051</text:p>
      <text:p text:style-name="Standard">INFO:tensorflow:<text:tab/>+ Loss/classification_loss: 0.659449</text:p>
      <text:p text:style-name="Standard">I0715 01:55:15.727376 140390420383552 model_lib_v2.py:1010] <text:tab/>+ Loss/classification_loss: 0.659449</text:p>
      <text:p text:style-name="Standard">INFO:tensorflow:<text:tab/>+ Loss/regularization_loss: 0.149561</text:p>
      <text:p text:style-name="Standard">I0715 01:55:15.728017 140390420383552 model_lib_v2.py:1010] <text:tab/>+ Loss/regularization_loss: 0.149561</text:p>
      <text:p text:style-name="Standard">INFO:tensorflow:<text:tab/>+ Loss/total_loss: 1.136061</text:p>
      <text:p text:style-name="Standard">I0715 01:55:15.728656 140390420383552 model_lib_v2.py:1010] <text:tab/>+ Loss/total_loss: 1.13606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2:24:58.054892885</meta:creation-date>
    <dc:date>2021-07-15T12:25:14.071296992</dc:date>
    <meta:editing-duration>PT16S</meta:editing-duration>
    <meta:editing-cycles>1</meta:editing-cycles>
    <meta:document-statistic meta:table-count="0" meta:image-count="0" meta:object-count="0" meta:page-count="2" meta:paragraph-count="46" meta:word-count="358" meta:character-count="3678" meta:non-whitespace-character-count="3285"/>
    <meta:generator>LibreOffice/6.4.7.2$Linux_X86_64 LibreOffice_project/40$Build-2</meta:generator>
  </office:meta>
</office:document-meta>
</file>